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2512" officeooo:paragraph-rsid="00072512"/>
    </style:style>
    <style:style style:name="P2" style:family="paragraph" style:parent-style-name="Standard">
      <style:paragraph-properties fo:text-align="start" style:justify-single-word="false"/>
      <style:text-properties officeooo:rsid="00072512" officeooo:paragraph-rsid="00072512"/>
    </style:style>
    <style:style style:name="P3" style:family="paragraph" style:parent-style-name="Text_20_body">
      <style:paragraph-properties fo:text-align="start" style:justify-single-word="false"/>
      <style:text-properties officeooo:rsid="00072512" officeooo:paragraph-rsid="00072512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weight="bold" officeooo:paragraph-rsid="00072512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072512"/>
    </style:style>
    <style:style style:name="P7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cm" style:contextual-spacing="false" fo:line-height="115%" fo:text-indent="0cm" style:auto-text-indent="false" style:page-number="auto" fo:background-color="transparent"/>
      <style:text-properties officeooo:paragraph-rsid="00072512"/>
    </style:style>
    <style:style style:name="P8" style:family="paragraph" style:parent-style-name="Text_20_body" style:list-style-name="L2">
      <loext:graphic-properties draw:fill="none"/>
      <style:paragraph-properties fo:margin-left="1.199cm" fo:margin-right="0cm" fo:margin-top="0cm" fo:margin-bottom="0cm" style:contextual-spacing="false" fo:line-height="115%" fo:text-indent="0cm" style:auto-text-indent="false" fo:background-color="transparent"/>
      <style:text-properties officeooo:paragraph-rsid="00072512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>
      <style:paragraph-properties fo:margin-top="0cm" fo:margin-bottom="0cm" style:contextual-spacing="false"/>
      <style:text-properties officeooo:paragraph-rsid="00072512"/>
    </style:style>
    <style:style style:name="P13" style:family="paragraph" style:parent-style-name="Text_20_body" style:list-style-name="L1">
      <style:text-properties fo:font-weight="bold" style:font-weight-asian="bold" style:font-weight-complex="bold"/>
    </style:style>
    <style:style style:name="P14" style:family="paragraph" style:parent-style-name="Text_20_body" style:list-style-name="L1">
      <style:text-properties officeooo:paragraph-rsid="0007251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2512"/>
    </style:style>
    <style:style style:name="T3" style:family="text">
      <style:text-properties fo:language="en" fo:country="US" fo:font-weight="bold" officeooo:rsid="00072512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uagem de progr<text:span text:style-name="T1">amação</text:span></text:p>
      <text:p text:style-name="P1"><text:span text:style-name="T1"/></text:p>
      <text:p text:style-name="P1"><text:span text:style-name="T1">Informática para Negócios</text:span></text:p>
      <text:p text:style-name="P2"><text:span text:style-name="T1">- Professor Bruno </text:span></text:p>
      <text:p text:style-name="P2"><text:span text:style-name="T1"/></text:p>
      <text:p text:style-name="P2"><text:span text:style-name="T1"/></text:p>
      <text:p text:style-name="P2"><text:span text:style-name="T1">Nomes:</text:span></text:p>
      <text:p text:style-name="P2"><text:span text:style-name="T1">Stella de Souza Caravalho</text:span></text:p>
      <text:p text:style-name="P2"><text:span text:style-name="T1">Amanda Beatriz Tavares Batista</text:span></text:p>
      <text:p text:style-name="P2"><text:span text:style-name="T1">Maria Eduarda Santana de Souza</text:span></text:p>
      <text:p text:style-name="P2"><text:span text:style-name="T1"/></text:p>
      <text:p text:style-name="P2"><text:span text:style-name="T1"/></text:p>
      <text:p text:style-name="P3">Avaliação P1 – Linguagem de Programação 11/04/2026</text:p>
      <text:list xml:id="list1281089958" text:style-name="L1">
        <text:list-item>
          <text:p text:style-name="P4">- Explique o que é a tecnologia JAVA e sua linguagem e onde é aplicada.</text:p>
          <text:p text:style-name="P5"><text:span text:style-name="T2"/></text:p>
          <text:p text:style-name="P6"><text:span text:style-name="T3">R: </text:span>Java é uma <text:span text:style-name="Strong_20_Emphasis">linguagem de programação</text:span> e também uma <text:span text:style-name="Strong_20_Emphasis">plataforma</text:span>. É usada para criar sistemas, aplicativos Android, sites (backend) e softwares empresariais.</text:p>
          <text:p text:style-name="P6"><text:s/></text:p>
        </text:list-item>
        <text:list-item>
          <text:p text:style-name="P4">- Quais são os 4 pilares da POO e dê um exemplo de cada e explique:</text:p>
        </text:list-item>
      </text:list>
      <text:list text:style-name="L2">
        <text:list-header>
          <text:p text:style-name="P7"><text:span text:style-name="T2"/></text:p>
          <text:p text:style-name="P8"><text:span text:style-name="T3">R: </text:span><text:span text:style-name="Strong_20_Emphasis">Encapsulamento:</text:span> proteger os dados (ex: usar <text:span text:style-name="Source_20_Text">private</text:span> em atributos). </text:p>
        </text:list-header>
      </text:list>
      <text:list text:style-name="L3">
        <text:list-header>
          <text:p text:style-name="P9"><text:span text:style-name="Strong_20_Emphasis">Herança:</text:span> uma classe herda características de outra (ex: classe Filho herda de Pai). </text:p>
        </text:list-header>
      </text:list>
      <text:list text:style-name="L4">
        <text:list-header>
          <text:p text:style-name="P10"><text:span text:style-name="Strong_20_Emphasis">Polimorfismo:</text:span> mesma ação com comportamentos diferentes (ex: método que funciona de formas diferentes). </text:p>
        </text:list-header>
      </text:list>
      <text:list text:style-name="L5">
        <text:list-header>
          <text:p text:style-name="P11"><text:span text:style-name="Strong_20_Emphasis">Abstração:</text:span> mostrar só o essencial e esconder detalhes (ex: classe abstrata). </text:p>
        </text:list-header>
      </text:list>
      <text:list text:continue-list="list1281089958" text:style-name="L1">
        <text:list-item>
          <text:p text:style-name="P4">- O que é paradigma de programação?</text:p>
          <text:p text:style-name="P6"><text:span text:style-name="T2"/></text:p>
          <text:p text:style-name="P6"><text:span text:style-name="T3">R:</text:span><text:span text:style-name="T2"> </text:span>É um <text:span text:style-name="Strong_20_Emphasis">modelo/forma de programar</text:span>, ou seja, o jeito de organizar e escrever o código. </text:p>
        </text:list-item>
      </text:list>
      <text:p text:style-name="P12"/>
      <text:list text:continue-numbering="true" text:style-name="L1">
        <text:list-item>
          <text:p text:style-name="P4">- Explique a diferença do paradigma de programação POO, imperativo e funcional:</text:p>
          <text:p text:style-name="P6"><text:span text:style-name="T2"/></text:p>
          <text:p text:style-name="P6"><text:span text:style-name="T3">R: </text:span>Organiza melhor o código, facilita manutenção, reutilização e entendimento. </text:p>
          <text:p text:style-name="P6"/>
        </text:list-item>
        <text:list-item>
          <text:p text:style-name="P5">- Qual a vantagem em utilizar o paradigma de programação POO?</text:p>
          <text:p text:style-name="P6"><text:span text:style-name="T2"/></text:p>
          <text:p text:style-name="P6"><text:span text:style-name="T3">R:</text:span><text:span text:style-name="T2"> </text:span>Organiza melhor o código, facilita manutenção, reutilização e entendimento. </text:p>
          <text:p text:style-name="P6"/>
        </text:list-item>
        <text:list-item>
          <text:p text:style-name="P13">- O que é engenharia de software e como se relaciona na qualidade do desenvolvimento:</text:p>
          <text:p text:style-name="P14"><text:span text:style-name="T3">R</text:span><text:span text:style-name="T2">: </text:span>É o uso de métodos e boas práticas para desenvolver sistemas com qualidade.<text:line-break/>Ela ajuda a deixar o software mais <text:span text:style-name="Strong_20_Emphasis">organizado, seguro e eficiente</text:span>.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1T16:12:16.283000000</meta:creation-date>
    <dc:date>2026-04-11T16:28:33.730000000</dc:date>
    <meta:editing-duration>PT57S</meta:editing-duration>
    <meta:editing-cycles>1</meta:editing-cycles>
    <meta:document-statistic meta:table-count="0" meta:image-count="0" meta:object-count="0" meta:page-count="1" meta:paragraph-count="25" meta:word-count="247" meta:character-count="1503" meta:non-whitespace-character-count="1279"/>
    <meta:generator>LibreOffice/24.8.0.3$Windows_X86_64 LibreOffice_project/0bdf1299c94fe897b119f97f3c613e9dca6be583</meta:generator>
  </office:meta>
</office:document-meta>
</file>